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uration Management Plan</text:p>
      <text:p text:style-name="P2"><text:span text:style-name="T1"/></text:p>
      <text:p text:style-name="P2"><text:span text:style-name="T1"><text:tab/>Team members should use git as the principal version control tool. <text:s/>The team's repository is located at </text:span><text:a xlink:type="simple" xlink:href="https://github.com/dtstbnow/capstone" text:style-name="Internet_20_link" text:visited-style-name="Visited_20_Internet_20_Link"><text:span text:style-name="T1">https://github.com/dtstbnow/capstone</text:span></text:a><text:span text:style-name="T1">. <text:s/>When working, team members should create a separate branch for their changes and push them to the repository, and request that another team member reviews and merges the chan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6T14:53:05.85</meta:creation-date>
    <dc:date>2016-02-06T15:06:38.52</dc:date>
    <meta:editing-duration>PT13M3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50" meta:character-count="351"/>
  </office:meta>
</office:document-meta>
</file>